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646in"/>
    </style:style>
    <style:style style:name="ro1" style:family="table-row">
      <style:table-row-properties style:row-height="1.0256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4" table:number-rows-spanned="1">
            <text:p>September 2009, a glimpse at the staring ratio for my reader account. <text:s/>The results are too preliminary to add/remove sources but wired, nature, science newbie and know your memes are wasting time and the delicous accounts and technique journals seem to be working</text:p>
          </table:table-cell>
          <table:covered-table-cell table:number-columns-repeated="3"/>
          <table:table-cell/>
        </table:table-row>
        <table:table-row table:style-name="ro2">
          <table:table-cell table:style-name="ce2" office:value-type="string">
            <text:p>Publication</text:p>
          </table:table-cell>
          <table:table-cell table:style-name="ce2" office:value-type="string">
            <text:p>Items Read</text:p>
          </table:table-cell>
          <table:table-cell table:style-name="ce2" office:value-type="string">
            <text:p>Starred</text:p>
          </table:table-cell>
          <table:table-cell table:style-name="ce5" office:value-type="string">
            <text:p>Read/Starred</text:p>
          </table:table-cell>
          <table:table-cell/>
        </table:table-row>
        <table:table-row table:style-name="ro2">
          <table:table-cell office:value-type="string">
            <text:p><text:a xlink:href="">Slashdot</text:a> <text:a xlink:href="http://slashdot.org/"> </text:a></text:p>
          </table:table-cell>
          <table:table-cell office:value-type="float" office:value="565">
            <text:p>565</text:p>
          </table:table-cell>
          <table:table-cell office:value-type="float" office:value="13">
            <text:p>13</text:p>
          </table:table-cell>
          <table:table-cell table:formula="of:=[.B3]/[.C3]" office:value-type="float" office:value="43.4615384615385">
            <text:p>43.46</text:p>
          </table:table-cell>
          <table:table-cell/>
        </table:table-row>
        <table:table-row table:style-name="ro2">
          <table:table-cell office:value-type="string">
            <text:p><text:a xlink:href="">Boing Boing</text:a> <text:a xlink:href="http://www.boingboing.net/"> </text:a></text:p>
          </table:table-cell>
          <table:table-cell office:value-type="float" office:value="471">
            <text:p>471</text:p>
          </table:table-cell>
          <table:table-cell office:value-type="float" office:value="14">
            <text:p>14</text:p>
          </table:table-cell>
          <table:table-cell table:formula="of:=[.B4]/[.C4]" office:value-type="float" office:value="33.6428571428571">
            <text:p>33.64</text:p>
          </table:table-cell>
          <table:table-cell/>
        </table:table-row>
        <table:table-row table:style-name="ro2">
          <table:table-cell office:value-type="string">
            <text:p><text:a xlink:href="">Lifehacker</text:a> <text:a xlink:href="http://lifehacker.com/"> </text:a></text:p>
          </table:table-cell>
          <table:table-cell office:value-type="float" office:value="466">
            <text:p>466</text:p>
          </table:table-cell>
          <table:table-cell office:value-type="float" office:value="15">
            <text:p>15</text:p>
          </table:table-cell>
          <table:table-cell table:formula="of:=[.B5]/[.C5]" office:value-type="float" office:value="31.0666666666667">
            <text:p>31.07</text:p>
          </table:table-cell>
          <table:table-cell/>
        </table:table-row>
        <table:table-row table:style-name="ro2">
          <table:table-cell office:value-type="string">
            <text:p><text:a xlink:href="">Nature</text:a> <text:a xlink:href="http://www.nature.com/nature/current_issue/"> </text:a></text:p>
          </table:table-cell>
          <table:table-cell office:value-type="float" office:value="155">
            <text:p>155</text:p>
          </table:table-cell>
          <table:table-cell table:style-name="Default"/>
          <table:table-cell table:formula="of:=[.B6]/[.C6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Wired Top Stories</text:a> <text:a xlink:href="http://www.wired.com/rss/index.xml"> </text:a>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table:formula="of:=[.B7]/[.C7]" office:value-type="float" office:value="45.5">
            <text:p>45.5</text:p>
          </table:table-cell>
          <table:table-cell/>
        </table:table-row>
        <table:table-row table:style-name="ro2">
          <table:table-cell office:value-type="string">
            <text:p><text:a xlink:href="">Biotechniques news</text:a> <text:a xlink:href="http://www.biotechniques.com/news/"> </text:a>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table:formula="of:=[.B8]/[.C8]"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<text:a xlink:href="">Bioinformatics - current issue</text:a> <text:a xlink:href="http://bioinformatics.oxfordjournals.org/"> </text:a>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formula="of:=[.B9]/[.C9]" office:value-type="float" office:value="28.5">
            <text:p>28.5</text:p>
          </table:table-cell>
          <table:table-cell/>
        </table:table-row>
        <table:table-row table:style-name="ro2">
          <table:table-cell office:value-type="string">
            <text:p><text:a xlink:href="">ScienceNewbie</text:a> <text:a xlink:href="http://johnny-sciencenewbie.blogspot.com/"> </text:a></text:p>
          </table:table-cell>
          <table:table-cell office:value-type="float" office:value="57">
            <text:p>57</text:p>
          </table:table-cell>
          <table:table-cell table:style-name="Default"/>
          <table:table-cell table:formula="of:=[.B10]/[.C10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Nature Biotechnology</text:a> <text:a xlink:href="http://www.nature.com/nbt/current_issue/"> </text:a>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formula="of:=[.B11]/[.C11]"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<text:a xlink:href="">Know Your Meme Entries</text:a> <text:a xlink:href=""> </text:a>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2]/[.C12]"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<text:a xlink:href="">q-bio updates on arXiv.org</text:a> <text:a xlink:href="http://arxiv.org/"> </text:a>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formula="of:=[.B13]/[.C13]" office:value-type="float" office:value="21.5">
            <text:p>21.5</text:p>
          </table:table-cell>
          <table:table-cell/>
        </table:table-row>
        <table:table-row table:style-name="ro2">
          <table:table-cell office:value-type="string">
            <text:p><text:a xlink:href="">PLoS Computational Biology: A Peer-Reviewed Open-Access Journal</text:a></text:p>
          </table:table-cell>
          <table:table-cell office:value-type="float" office:value="34">
            <text:p>34</text:p>
          </table:table-cell>
          <table:table-cell table:style-name="Default"/>
          <table:table-cell table:formula="of:=[.B14]/[.C14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Delicious/pansapiens</text:a> <text:a xlink:href="http://delicious.com/pansapiens"> </text:a>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5]/[.C15]" office:value-type="float" office:value="32">
            <text:p>32</text:p>
          </table:table-cell>
          <table:table-cell/>
        </table:table-row>
        <table:table-row table:style-name="ro2">
          <table:table-cell office:value-type="string">
            <text:p><text:a xlink:href="">Delicious/rhenrikson</text:a> <text:a xlink:href="http://delicious.com/rhenrikson"> </text:a>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formula="of:=[.B16]/[.C16]" office:value-type="float" office:value="15.5">
            <text:p>15.5</text:p>
          </table:table-cell>
          <table:table-cell/>
        </table:table-row>
        <table:table-row table:style-name="ro2">
          <table:table-cell office:value-type="string">
            <text:p><text:a xlink:href="">BMC Bioinformatics</text:a> <text:a xlink:href="http://www.biomedcentral.com/bmcbioinformatics/"> </text:a></text:p>
          </table:table-cell>
          <table:table-cell office:value-type="float" office:value="29">
            <text:p>29</text:p>
          </table:table-cell>
          <table:table-cell/>
          <table:table-cell table:formula="of:=[.B17]/[.C17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Delicious/psychonaught393</text:a> <text:a xlink:href="http://delicious.com/psychonaught393"> </text:a>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formula="of:=[.B18]/[.C18]"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<text:a xlink:href="">Delicious/pwdavenport</text:a> <text:a xlink:href="http://delicious.com/pwdavenport"> </text:a>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formula="of:=[.B19]/[.C19]"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<text:a xlink:href="">Cell Signaling Update - Signaling Gateway</text:a> <text:a xlink:href="http://www.signaling-gateway.org/update/"> </text:a></text:p>
          </table:table-cell>
          <table:table-cell office:value-type="float" office:value="18">
            <text:p>18</text:p>
          </table:table-cell>
          <table:table-cell/>
          <table:table-cell table:formula="of:=[.B20]/[.C20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Biotech Transfer Week</text:a> <text:a xlink:href="http://www.genomeweb.com/newsletter/11807"> </text:a></text:p>
          </table:table-cell>
          <table:table-cell office:value-type="float" office:value="15">
            <text:p>15</text:p>
          </table:table-cell>
          <table:table-cell/>
          <table:table-cell table:formula="of:=[.B21]/[.C21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Delicious/opethmetal</text:a> <text:a xlink:href="http://delicious.com/opethmetal"> </text:a>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[.B22]/[.C22]" office:value-type="float" office:value="7.5">
            <text:p>7.5</text:p>
          </table:table-cell>
          <table:table-cell/>
        </table:table-row>
        <table:table-row table:style-name="ro2">
          <table:table-cell office:value-type="string">
            <text:p><text:a xlink:href="">Delicious/tzoid</text:a> <text:a xlink:href="http://delicious.com/tzoid"> </text:a></text:p>
          </table:table-cell>
          <table:table-cell office:value-type="float" office:value="15">
            <text:p>15</text:p>
          </table:table-cell>
          <table:table-cell/>
          <table:table-cell table:formula="of:=[.B23]/[.C23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Delicious/musheno</text:a> <text:a xlink:href="http://delicious.com/musheno"> </text:a></text:p>
          </table:table-cell>
          <table:table-cell office:value-type="float" office:value="13">
            <text:p>13</text:p>
          </table:table-cell>
          <table:table-cell/>
          <table:table-cell table:formula="of:=[.B24]/[.C24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Jokes.com Joke of the Day</text:a> <text:a xlink:href="http://www.comedycentral.com/jokes/index.jhtml?rsspartner=rssFeedfetcherGoogle"> </text:a></text:p>
          </table:table-cell>
          <table:table-cell office:value-type="float" office:value="12">
            <text:p>12</text:p>
          </table:table-cell>
          <table:table-cell table:style-name="Default"/>
          <table:table-cell table:formula="of:=[.B25]/[.C25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PLoS Genetics: Genetics Meets Metabolomics: A Genome-Wide ...</text:a></text:p>
          </table:table-cell>
          <table:table-cell office:value-type="float" office:value="12">
            <text:p>12</text:p>
          </table:table-cell>
          <table:table-cell table:style-name="Default"/>
          <table:table-cell table:formula="of:=[.B26]/[.C26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TEDTalks (video)</text:a> <text:a xlink:href="http://www.ted.com/talks/browse"> </text:a></text:p>
          </table:table-cell>
          <table:table-cell office:value-type="float" office:value="12">
            <text:p>12</text:p>
          </table:table-cell>
          <table:table-cell/>
          <table:table-cell table:formula="of:=[.B27]/[.C27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Delicious/derivadow</text:a> <text:a xlink:href="http://delicious.com/derivadow"> </text:a></text:p>
          </table:table-cell>
          <table:table-cell office:value-type="float" office:value="10">
            <text:p>10</text:p>
          </table:table-cell>
          <table:table-cell/>
          <table:table-cell table:formula="of:=[.B28]/[.C28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EFF.org Updates</text:a> <text:a xlink:href="http://www.eff.org/"> </text:a></text:p>
          </table:table-cell>
          <table:table-cell office:value-type="float" office:value="10">
            <text:p>10</text:p>
          </table:table-cell>
          <table:table-cell/>
          <table:table-cell table:formula="of:=[.B29]/[.C29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Molecular Systems Biology</text:a> <text:a xlink:href="http://www.nature.com/msb/current_issue/"> </text:a>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B30]/[.C30]"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<text:a xlink:href="">Oxford Journals | Life Sciences | Briefings in Bioinformatics</text:a> <text:a xlink:href="http://bib.oxfordjournals.org/"> </text:a></text:p>
          </table:table-cell>
          <table:table-cell office:value-type="float" office:value="10">
            <text:p>10</text:p>
          </table:table-cell>
          <table:table-cell table:style-name="Default"/>
          <table:table-cell table:formula="of:=[.B31]/[.C31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everyONE - the PLoS ONE community blog</text:a> <text:a xlink:href="http://everyone.plos.org/"> </text:a></text:p>
          </table:table-cell>
          <table:table-cell office:value-type="float" office:value="9">
            <text:p>9</text:p>
          </table:table-cell>
          <table:table-cell/>
          <table:table-cell table:formula="of:=[.B32]/[.C32]" office:value-type="float" office:value="0">
            <text:p>#DIV/0!</text:p>
          </table:table-cell>
          <table:table-cell/>
        </table:table-row>
        <table:table-row table:style-name="ro3">
          <table:table-cell office:value-type="string">
            <text:p><text:a xlink:href="">Search BioNumbers - The Database of Useful Biological Numbers</text:a> <text:a xlink:href=""> </text:a></text:p>
          </table:table-cell>
          <table:table-cell office:value-type="float" office:value="9">
            <text:p>9</text:p>
          </table:table-cell>
          <table:table-cell table:style-name="Default"/>
          <table:table-cell table:formula="of:=[.B33]/[.C33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Jackie Lee in Korea</text:a> <text:a xlink:href="http://jackieleekorea.blogspot.com/"> </text:a></text:p>
          </table:table-cell>
          <table:table-cell office:value-type="float" office:value="8">
            <text:p>8</text:p>
          </table:table-cell>
          <table:table-cell table:style-name="Default"/>
          <table:table-cell table:formula="of:=[.B34]/[.C34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Journal of Machine Learning Research Homepage</text:a> <text:a xlink:href="http://www.jmlr.org/"> </text:a></text:p>
          </table:table-cell>
          <table:table-cell office:value-type="float" office:value="8">
            <text:p>8</text:p>
          </table:table-cell>
          <table:table-cell table:style-name="Default"/>
          <table:table-cell table:formula="of:=[.B35]/[.C35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Coding Horror</text:a> <text:a xlink:href="http://www.codinghorror.com/blog/"> </text:a></text:p>
          </table:table-cell>
          <table:table-cell office:value-type="float" office:value="6">
            <text:p>6</text:p>
          </table:table-cell>
          <table:table-cell/>
          <table:table-cell table:formula="of:=[.B36]/[.C36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BMC Systems Biology - Latest Articles</text:a> <text:a xlink:href="http://www.biomedcentral.com/bmcsystbiol/"> </text:a></text:p>
          </table:table-cell>
          <table:table-cell office:value-type="float" office:value="5">
            <text:p>5</text:p>
          </table:table-cell>
          <table:table-cell/>
          <table:table-cell table:formula="of:=[.B37]/[.C37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about:mozilla</text:a> <text:a xlink:href="http://blog.mozilla.com/about_mozilla"> </text:a></text:p>
          </table:table-cell>
          <table:table-cell office:value-type="float" office:value="4">
            <text:p>4</text:p>
          </table:table-cell>
          <table:table-cell/>
          <table:table-cell table:formula="of:=[.B38]/[.C38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Cell Communication and Signaling - Latest Articles</text:a> <text:a xlink:href="http://www.biosignaling.com/"> </text:a>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39]/[.C39]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<text:a xlink:href="">Elise makes words</text:a> <text:a xlink:href="http://makingwords.blogspot.com/"> </text:a></text:p>
          </table:table-cell>
          <table:table-cell office:value-type="float" office:value="3">
            <text:p>3</text:p>
          </table:table-cell>
          <table:table-cell/>
          <table:table-cell table:formula="of:=[.B40]/[.C40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<text:a xlink:href="">Google Video - Video Search [type:google engEDU]</text:a> <text:a xlink:href="http://video.google.com/videofeed?type=search&amp;q=type:google+engEDU&amp;so=1&amp;num=20"> </text:a></text:p>
          </table:table-cell>
          <table:table-cell office:value-type="float" office:value="3">
            <text:p>3</text:p>
          </table:table-cell>
          <table:table-cell table:style-name="Default"/>
          <table:table-cell table:formula="of:=[.B41]/[.C41]" office:value-type="float" office:value="0">
            <text:p>#DIV/0!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style-name="ce6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3:Sheet1.C655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1">09/11/2009</text:date>, <text:time>14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jamin Haley</meta:initial-creator>
    <meta:creation-date>2009-09-11T14:15:51.35</meta:creation-date>
    <dc:date>2009-09-11T14:50:58.51</dc:date>
    <dc:creator>Benjamin Haley</dc:creator>
    <meta:editing-duration>PT00H17M44S</meta:editing-duration>
    <meta:editing-cycles>3</meta:editing-cycles>
    <meta:generator>OpenOffice.org/3.1$Win32 OpenOffice.org_project/310m11$Build-9399</meta:generator>
    <meta:document-statistic meta:table-count="3" meta:cell-count="161" meta:object-count="0"/>
  </office:meta>
</office:document-meta>
</file>